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0d0e" officeooo:paragraph-rsid="00190d0e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案例1：</text:p>
      <text:p text:style-name="P1"><text:s/>class Outer </text:p>
      <text:p text:style-name="P1">{</text:p>
      <text:p text:style-name="P1"><text:tab/>int num =1;</text:p>
      <text:p text:style-name="P1"><text:tab/>class Inner</text:p>
      <text:p text:style-name="P1"><text:tab/>{</text:p>
      <text:p text:style-name="P1"><text:tab/><text:tab/>int a;</text:p>
      <text:p text:style-name="P1"><text:tab/><text:tab/>public void print(){</text:p>
      <text:p text:style-name="P1"><text:tab/><text:tab/><text:tab/>System.out.println(a);</text:p>
      <text:p text:style-name="P1"><text:tab/><text:tab/>}</text:p>
      <text:p text:style-name="P1"><text:tab/>}</text:p>
      <text:p text:style-name="P1">public void show(){</text:p>
      <text:p text:style-name="P1"><text:tab/>System.out.println("调用");</text:p>
      <text:p text:style-name="P1">}</text:p>
      <text:p text:style-name="P1">}</text:p>
      <text:p text:style-name="P1">class OuterDemo</text:p>
      <text:p text:style-name="P1">{</text:p>
      <text:p text:style-name="P1"><text:tab/>public static void main(String[] args){</text:p>
      <text:p text:style-name="P1"><text:tab/><text:tab/>Outer.Inner t=new Outer().new Inner();</text:p>
      <text:p text:style-name="P1"><text:tab/><text:tab/>//给内部类的属性赋值</text:p>
      <text:p text:style-name="P1"><text:tab/><text:tab/>t.a=2;</text:p>
      <text:p text:style-name="P1"><text:tab/><text:tab/>//调用内部类的方法</text:p>
      <text:p text:style-name="P1"><text:tab/><text:tab/>t.print(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3.0.3$Windows_X86_64 LibreOffice_project/7074905676c47b82bbcfbea1aeefc84afe1c50e1</meta:generator>
    <dc:date>2017-12-08T12:11:01.572000000</dc:date>
    <meta:document-statistic meta:table-count="0" meta:image-count="0" meta:object-count="0" meta:page-count="1" meta:paragraph-count="24" meta:word-count="64" meta:character-count="293" meta:non-whitespace-character-count="249"/>
    <meta:user-defined meta:name="Info 1"/>
    <meta:user-defined meta:name="Info 2"/>
    <meta:user-defined meta:name="Info 3"/>
    <meta:user-defined meta:name="Info 4"/>
  </office:meta>
</office:document-meta>
</file>